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alibri" svg:font-family="Calibri, sans-serif"/>
    <style:font-face style:name="Cambria" svg:font-family="Cambr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ans-serif"/>
    <style:font-face style:name="inherit" svg:font-family="inherit"/>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Heading_20_2">
      <style:text-properties fo:font-size="16pt" style:font-size-asian="16pt" style:font-size-complex="16pt"/>
    </style:style>
    <style:style style:name="P3" style:family="paragraph" style:parent-style-name="Text_20_body">
      <style:text-properties officeooo:rsid="0002a0e3" officeooo:paragraph-rsid="0002be74"/>
    </style:style>
    <style:style style:name="P4" style:family="paragraph" style:parent-style-name="Text_20_body">
      <style:paragraph-properties fo:margin-left="1.254cm" fo:margin-right="0cm" fo:margin-top="0.019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alibri" fo:font-size="11.0500001907349pt" fo:font-style="normal" style:text-underline-style="none" fo:font-weight="normal" style:text-blinking="false" fo:background-color="transparent"/>
    </style:style>
    <style:style style:name="P5" style:family="paragraph" style:parent-style-name="Text_20_body">
      <style:paragraph-properties fo:margin-left="1.266cm" fo:margin-right="0cm" fo:margin-top="0.019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alibri" fo:font-size="11.0500001907349pt" fo:font-style="normal" style:text-underline-style="none" fo:font-weight="normal" style:text-blinking="false" fo:background-color="transparent"/>
    </style:style>
    <style:style style:name="P6" style:family="paragraph" style:parent-style-name="Text_20_body">
      <style:paragraph-properties fo:margin-left="1.256cm" fo:margin-right="0cm" fo:margin-top="0.021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alibri" fo:font-size="11.0500001907349pt" fo:font-style="normal" style:text-underline-style="none" fo:font-weight="normal" style:text-blinking="false" fo:background-color="transparent"/>
    </style:style>
    <style:style style:name="P7" style:family="paragraph" style:parent-style-name="Text_20_body">
      <style:paragraph-properties fo:margin-left="1.244cm" fo:margin-right="0cm" fo:margin-top="0.019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alibri" fo:font-size="11.0500001907349pt" fo:font-style="normal" style:text-underline-style="none" fo:font-weight="normal" style:text-blinking="false" fo:background-color="transparent"/>
    </style:style>
    <style:style style:name="P8" style:family="paragraph" style:parent-style-name="Text_20_body">
      <style:paragraph-properties fo:margin-left="1.247cm" fo:margin-right="0cm" fo:margin-top="0.019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Calibri" fo:font-size="11.0500001907349pt" fo:font-style="normal" style:text-underline-style="none" fo:font-weight="normal" style:text-blinking="false" fo:background-color="transparent"/>
    </style:style>
    <style:style style:name="P9" style:family="paragraph" style:parent-style-name="Text_20_body">
      <loext:graphic-properties draw:fill="solid" draw:fill-color="#ffffff" draw:opacity="100%"/>
      <style:paragraph-properties fo:margin-left="1.27cm" fo:margin-right="0cm" fo:margin-top="0cm" fo:margin-bottom="0cm" style:contextual-spacing="false" fo:line-height="129%"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5pt" fo:font-style="normal" style:text-underline-style="none" fo:font-weight="normal" style:text-blinking="false" fo:background-color="transparent"/>
    </style:style>
    <style:style style:name="P10" style:family="paragraph" style:parent-style-name="Text_20_body">
      <loext:graphic-properties draw:fill="solid" draw:fill-color="#ffffff" draw:opacity="100%"/>
      <style:paragraph-properties fo:margin-left="1.27cm" fo:margin-right="0cm" fo:margin-top="0cm" fo:margin-bottom="0cm" style:contextual-spacing="false" fo:line-height="129%" fo:text-indent="0cm" style:auto-text-indent="false" fo:background-color="#ffffff" style:writing-mode="lr-tb"/>
      <style:text-properties fo:font-variant="normal" fo:text-transform="none" fo:color="#000000" loext:opacity="100%" style:text-line-through-style="none" style:text-line-through-type="none" style:font-name="Roboto" fo:font-size="10.5pt" fo:font-style="normal" style:text-underline-style="none" fo:font-weight="normal" style:text-blinking="false" fo:background-color="transparent"/>
    </style:style>
    <style:style style:name="P11" style:family="paragraph" style:parent-style-name="Text_20_body">
      <loext:graphic-properties draw:fill="solid" draw:fill-color="#ffffff" draw:opacity="100%"/>
      <style:paragraph-properties fo:margin-left="1.27cm" fo:margin-right="0cm" fo:margin-top="0cm" fo:margin-bottom="0cm" style:contextual-spacing="false" fo:line-height="129%"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5pt" fo:font-style="normal" style:text-underline-style="none" fo:font-weight="normal" officeooo:paragraph-rsid="0005bb17" style:text-blinking="false" fo:background-color="transparent"/>
    </style:style>
    <style:style style:name="P12" style:family="paragraph" style:parent-style-name="Text_20_body">
      <loext:graphic-properties draw:fill="solid" draw:fill-color="#ffffff" draw:opacity="100%"/>
      <style:paragraph-properties fo:margin-left="1.27cm" fo:margin-right="0cm" fo:margin-top="0cm" fo:margin-bottom="0cm" style:contextual-spacing="false" fo:line-height="129%"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5pt" fo:font-style="normal" style:text-underline-style="none" fo:font-weight="normal" officeooo:rsid="0005bb17" officeooo:paragraph-rsid="0005bb17" style:text-blinking="false" fo:background-color="transparent"/>
    </style:style>
    <style:style style:name="P13" style:family="paragraph" style:parent-style-name="Text_20_body">
      <loext:graphic-properties draw:fill="solid" draw:fill-color="#ffffff" draw:opacity="100%"/>
      <style:paragraph-properties fo:margin-left="1.27cm" fo:margin-right="0cm" fo:margin-top="0cm" fo:margin-bottom="0cm" style:contextual-spacing="false" fo:line-height="129%"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5pt" fo:font-style="normal" style:text-underline-style="none" fo:font-weight="normal" officeooo:rsid="000628ca" officeooo:paragraph-rsid="000628ca" style:text-blinking="false" fo:background-color="transparent"/>
    </style:style>
    <style:style style:name="P14" style:family="paragraph" style:parent-style-name="Text_20_body">
      <loext:graphic-properties draw:fill="solid" draw:fill-color="#ffffff" draw:opacity="100%"/>
      <style:paragraph-properties fo:margin-left="1.27cm" fo:margin-right="0cm" fo:margin-top="0cm" fo:margin-bottom="0cm" style:contextual-spacing="false" fo:line-height="129%"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5pt" fo:font-style="normal" style:text-underline-style="none" fo:font-weight="normal" officeooo:rsid="00072250" officeooo:paragraph-rsid="00072250" style:text-blinking="false" fo:background-color="transparent"/>
    </style:style>
    <style:style style:name="P15"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16"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officeooo:paragraph-rsid="0005bb17" style:text-blinking="false" fo:background-color="transparent"/>
    </style:style>
    <style:style style:name="P17" style:family="paragraph" style:parent-style-name="Text_20_body">
      <style:paragraph-properties fo:margin-left="1.263cm" fo:margin-right="0cm" fo:margin-top="0.019cm" fo:margin-bottom="0cm" style:contextual-spacing="false" fo:line-height="120%" fo:text-indent="0cm" style:auto-text-indent="false" style:writing-mode="lr-tb"/>
      <style:text-properties fo:font-weight="normal"/>
    </style:style>
    <style:style style:name="P18" style:family="paragraph" style:parent-style-name="Text_20_body">
      <style:paragraph-properties fo:margin-left="1.263cm" fo:margin-right="0cm" fo:margin-top="0.019cm" fo:margin-bottom="0cm" style:contextual-spacing="false" fo:line-height="120%" fo:text-indent="0cm" style:auto-text-indent="false" style:writing-mode="lr-tb"/>
      <style:text-properties style:text-underline-style="none" fo:font-weight="normal"/>
    </style:style>
    <style:style style:name="T1" style:family="text">
      <style:text-properties fo:font-variant="normal" fo:text-transform="none" fo:color="#000000" loext:opacity="100%" style:text-line-through-style="none" style:text-line-through-type="none" style:font-name="Calibri" fo:font-size="11.0500001907349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Calibri"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262626" loext:opacity="100%" style:text-line-through-style="none" style:text-line-through-type="none" style:font-name="Cambria" fo:font-size="11.0500001907349pt" fo:font-style="normal" style:text-underline-style="none" style:text-blinking="false" fo:background-color="#ffffff" loext:char-shading-value="0"/>
    </style:style>
    <style:style style:name="T5" style:family="text">
      <style:text-properties fo:font-variant="normal" fo:text-transform="none" fo:color="#262626"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262626" loext:opacity="100%" style:text-line-through-style="none" style:text-line-through-type="none" style:text-blinking="false" fo:background-color="transparent" loext:char-shading-value="0"/>
    </style:style>
    <style:style style:name="T7" style:family="text">
      <style:text-properties fo:font-variant="normal" fo:text-transform="none" fo:color="#0f0f0f" loext:opacity="100%" style:text-line-through-style="none" style:text-line-through-type="none" style:text-underline-style="none" style:text-blinking="false" fo:background-color="transparent" loext:char-shading-value="0"/>
    </style:style>
    <style:style style:name="T8" style:family="text">
      <style:text-properties officeooo:rsid="000628ca"/>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croprocessor questions</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1"><text:a xlink:type="simple" xlink:href="#__RefHeading___Toc4_806312376" text:style-name="Index_20_Link" text:visited-style-name="Index_20_Link">1. Have a look to the to the video“Antes de hacer overclock, mira esto” and answer the following questions: <text:tab/>1</text:a></text:p>
          <text:p text:style-name="P1"><text:a xlink:type="simple" xlink:href="#__RefHeading___Toc6_806312376" text:style-name="Index_20_Link" text:visited-style-name="Index_20_Link">2. Términos relacionados con procesadores <text:tab/>1</text:a></text:p>
          <text:p text:style-name="P1"><text:a xlink:type="simple" xlink:href="#__RefHeading___Toc8_806312376" text:style-name="Index_20_Link" text:visited-style-name="Index_20_Link">3. Find out how L2 and L3 cache memory works in AMD and Intel processors with multiple cores. Take a screenshot showing how the cache is organized inside a processor. (Have a look to video “La supremacia de Ryzen 5000: Un antes y un después | RYZEN 5600X, 5800X, 5900X y 5950X” min.4:10 “Evolución de la caché”)<text:tab/>2</text:a></text:p>
          <text:p text:style-name="P1"><text:a xlink:type="simple" xlink:href="#__RefHeading___Toc10_806312376" text:style-name="Index_20_Link" text:visited-style-name="Index_20_Link">4. Read the PC-Componentes article about processors and describe the following CPU terms:<text:tab/>2</text:a></text:p>
        </text:index-body>
      </text:table-of-content>
      <text:p text:style-name="P3"/>
      <text:h text:style-name="Heading_20_2" text:outline-level="2"><text:bookmark text:name="docs-internal-guid-99b7ec03-7fff-8900-ed89-bb65fc6798f2"/><text:bookmark-start text:name="__RefHeading___Toc4_806312376"/>1. Have a look to the to the video“Antes de hacer overclock, mira esto” and answer the following questions: <text:bookmark-end text:name="__RefHeading___Toc4_806312376"/></text:h>
      <text:p text:style-name="P9">a) What is the electronic part that controls the voltage, frequency, and other aspects of the processor? (1:20)</text:p>
      <text:p text:style-name="P9"/>
      <text:p text:style-name="P12">The chipset.</text:p>
      <text:p text:style-name="P9"/>
      <text:p text:style-name="P9">b) What does overclocking a CPU consist of? What advantages and disadvantages can it have? (2:10)</text:p>
      <text:p text:style-name="P9"/>
      <text:p text:style-name="P12">the overclocking consist to increas the speed of Hz with a pernality configuration. The advantages of overcloking is the seepd of <text:s/>porcessing information <text:s/>and his <text:s/>disadvantages is </text:p>
      <text:p text:style-name="P12">the heat of the CPU increas so fast, taking damage to the CPU.</text:p>
      <text:p text:style-name="P9"/>
      <text:p text:style-name="P9">c) To manufacture microprocessors, the raw material used is the _<text:span text:style-name="T8">sand of quartz</text:span>_. From it they obtain wafers of _<text:span text:style-name="T8">Silicon</text:span>_. The surface of the wafer is covered with a layer of photosensitive material. Then ultraviolet light is used to project the circuit design of the microprocessor. These projected areas are dissolved with a developing liquid that leaves the silicon exposed. (5:43-6:47)</text:p>
      <text:p text:style-name="P9"/>
      <text:p text:style-name="P9">d) After etching the exposed silicon, the doping phase begins. What does it mean to dope the silicon of a carved wafer to fabricate a processor? 7:00-7:35</text:p>
      <text:p text:style-name="P9"/>
      <text:p text:style-name="P13">this phase consist to introduce in the wafer atoms of phosphorus who contribute electrons, and atoms of boron who contribute <text:s/>the cation</text:p>
      <text:p text:style-name="P9"/>
      <text:p text:style-name="P9">e) What does a transistor NPN consist of and what property does it have? 7:37-8:35</text:p>
      <text:p text:style-name="P9"/>
      <text:p text:style-name="P14"><text:soft-page-break/>The transistor consist with 2 part the bridge and the phosphorus, this bridge of boron stop the move of the phosphorus way but when the boron take electrons with the electricity allow the phosphures electrons pass. :D</text:p>
      <text:p text:style-name="P9"/>
      <text:p text:style-name="P9">f) What factors cause the temperature to be different in two microprocessors obtained from the same wafer? 8:54-10:18</text:p>
      <text:p text:style-name="P9"/>
      <text:p text:style-name="P9"/>
      <text:p text:style-name="P9"/>
      <text:p text:style-name="P11">g) Why do processors have a frequency limit?</text:p>
      <text:p text:style-name="P11"/>
      <text:p text:style-name="P9"/>
      <text:p text:style-name="P9">h) Why is voltage increased to solve the frequency limit problem?</text:p>
      <text:p text:style-name="P9"/>
      <text:p text:style-name="P9"/>
      <text:p text:style-name="P10">i) What problem can raising the voltage cause?</text:p>
      <text:p text:style-name="P10"/>
      <text:p text:style-name="P10"/>
      <text:p text:style-name="Text_20_body"/>
      <text:h text:style-name="Heading_20_2" text:outline-level="2"><text:bookmark-start text:name="__RefHeading___Toc6_806312376"/>2. Términos relacionados con procesadores <text:bookmark-end text:name="__RefHeading___Toc6_806312376"/></text:h>
      <text:p text:style-name="P4">a) Litografía </text:p>
      <text:p text:style-name="P4"/>
      <text:p text:style-name="P5">b) Núcleos tipo P </text:p>
      <text:p text:style-name="P5"/>
      <text:p text:style-name="P4">c) Núcleos tipo E </text:p>
      <text:p text:style-name="P4"/>
      <text:p text:style-name="P6">d) Frecuencia de la Tecnología Intel® Turbo Boost </text:p>
      <text:p text:style-name="P6"/>
      <text:p text:style-name="P4">e) Caché inteligente Intel </text:p>
      <text:p text:style-name="P4"/>
      <text:p text:style-name="P7">f) Potencia base y potencia turbo del procesador </text:p>
      <text:p text:style-name="P7"/>
      <text:p text:style-name="P8">g) Tecnología Intel® Hyper-Threading </text:p>
      <text:p text:style-name="P8"/>
      <text:p text:style-name="P17"><text:span text:style-name="T1">i) </text:span><text:span text:style-name="T4">TPD</text:span><text:span text:style-name="T5"> </text:span></text:p>
      <text:p text:style-name="P18"><text:span text:style-name="T6"/></text:p>
      <text:p text:style-name="Text_20_body"/>
      <text:h text:style-name="P2" text:outline-level="2"><text:bookmark-start text:name="__RefHeading___Toc8_806312376"/><text:soft-page-break/><text:span text:style-name="T2">3. Find out how L2 and L3 cache memory works in AMD and Intel processors with multiple cores. Take a screenshot showing how the cache is organized inside a processor. (Have a look to video <text:line-break/></text:span><text:span text:style-name="T3">“</text:span><text:span text:style-name="T2">La supremacia de Ryzen 5000: Un antes y un después | RYZEN 5600X, 5800X, 5900X y 5950X”</text:span><text:span text:style-name="T7"> </text:span><text:span text:style-name="T2">min.4:10 “Evolución de la caché”)</text:span><text:bookmark-end text:name="__RefHeading___Toc8_806312376"/></text:h>
      <text:h text:style-name="Heading_20_2" text:outline-level="2"><text:bookmark-start text:name="__RefHeading___Toc10_806312376"/>4. Read the PC-Componentes article about processors and describe the following CPU terms:<text:bookmark-end text:name="__RefHeading___Toc10_806312376"/></text:h>
      <text:list text:style-name="L1">
        <text:list-item>
          <text:p text:style-name="P15">CPU die</text:p>
          <text:p text:style-name="P15"/>
        </text:list-item>
        <text:list-item>
          <text:p text:style-name="P15">Processor Cores andProcessor Threads</text:p>
          <text:p text:style-name="P15"/>
        </text:list-item>
        <text:list-item>
          <text:p text:style-name="P15">PCB</text:p>
          <text:p text:style-name="P15"/>
        </text:list-item>
        <text:list-item>
          <text:p text:style-name="P15">TIM</text:p>
          <text:p text:style-name="P15"/>
        </text:list-item>
        <text:list-item>
          <text:p text:style-name="P15">IHS</text:p>
          <text:p text:style-name="P15"/>
        </text:list-item>
        <text:list-item>
          <text:p text:style-name="P16">In AMD processors, what is CCD (Core Complex Dies) and CCX (Core Complex) . Use a picture to illustrate both terms.</text:p>
          <text:p text:style-name="P16"/>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alibri" svg:font-family="Calibri, sans-serif"/>
    <style:font-face style:name="Cambria" svg:font-family="Cambr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0T15:38:01.359000000</meta:creation-date>
    <dc:date>2025-10-20T18:01:44.491000000</dc:date>
    <meta:editing-duration>PT45M49S</meta:editing-duration>
    <meta:editing-cycles>4</meta:editing-cycles>
    <meta:generator>LibreOffice/24.2.3.2$Windows_X86_64 LibreOffice_project/433d9c2ded56988e8a90e6b2e771ee4e6a5ab2ba</meta:generator>
    <meta:document-statistic meta:table-count="0" meta:image-count="0" meta:object-count="0" meta:page-count="3" meta:paragraph-count="38" meta:word-count="550" meta:character-count="3251" meta:non-whitespace-character-count="2727"/>
  </office:meta>
</office:document-meta>
</file>